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9.976cm" fo:margin-left="-0.185cm" fo:margin-right="-1.746cm" table:align="margins"/>
    </style:style>
    <style:style style:name="Tableau5.A" style:family="table-column">
      <style:table-column-properties style:column-width="2.141cm" style:rel-column-width="7025*"/>
    </style:style>
    <style:style style:name="Tableau5.B" style:family="table-column">
      <style:table-column-properties style:column-width="2.408cm" style:rel-column-width="7898*"/>
    </style:style>
    <style:style style:name="Tableau5.C" style:family="table-column">
      <style:table-column-properties style:column-width="1.217cm" style:rel-column-width="3992*"/>
    </style:style>
    <style:style style:name="Tableau5.D" style:family="table-column">
      <style:table-column-properties style:column-width="1.058cm" style:rel-column-width="3472*"/>
    </style:style>
    <style:style style:name="Tableau5.E" style:family="table-column">
      <style:table-column-properties style:column-width="0.82cm" style:rel-column-width="2690*"/>
    </style:style>
    <style:style style:name="Tableau5.F" style:family="table-column">
      <style:table-column-properties style:column-width="0.688cm" style:rel-column-width="2256*"/>
    </style:style>
    <style:style style:name="Tableau5.G" style:family="table-column">
      <style:table-column-properties style:column-width="0.714cm" style:rel-column-width="2343*"/>
    </style:style>
    <style:style style:name="Tableau5.H" style:family="table-column">
      <style:table-column-properties style:column-width="0.476cm" style:rel-column-width="1562*"/>
    </style:style>
    <style:style style:name="Tableau5.I" style:family="table-column">
      <style:table-column-properties style:column-width="0.503cm" style:rel-column-width="1649*"/>
    </style:style>
    <style:style style:name="Tableau5.J" style:family="table-column">
      <style:table-column-properties style:column-width="0.504cm" style:rel-column-width="1655*"/>
    </style:style>
    <style:style style:name="Tableau5.K" style:family="table-column">
      <style:table-column-properties style:column-width="0.741cm" style:rel-column-width="2430*"/>
    </style:style>
    <style:style style:name="Tableau5.L" style:family="table-column">
      <style:table-column-properties style:column-width="0.873cm" style:rel-column-width="2864*"/>
    </style:style>
    <style:style style:name="Tableau5.N" style:family="table-column">
      <style:table-column-properties style:column-width="0.794cm" style:rel-column-width="2604*"/>
    </style:style>
    <style:style style:name="Tableau5.T" style:family="table-column">
      <style:table-column-properties style:column-width="0.767cm" style:rel-column-width="2517*"/>
    </style:style>
    <style:style style:name="Tableau5.U" style:family="table-column">
      <style:table-column-properties style:column-width="1.697cm" style:rel-column-width="5565*"/>
    </style:style>
    <style:style style:name="Tableau5.1" style:family="table-row">
      <style:table-row-properties style:min-row-height="0.827cm"/>
    </style:style>
    <style:style style:name="Tableau5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U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leau5.2" style:family="table-row">
      <style:table-row-properties style:min-row-height="0.829cm"/>
    </style:style>
    <style:style style:name="Tableau5.F2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au5.A3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5.C3" style:family="table-cell" style:data-style-name="N0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5.D3" style:family="table-cell" style:data-style-name="N0">
      <style:table-cell-properties style:vertical-align="middle"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5.U3" style:family="table-cell" style:data-style-name="N100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D5" style:family="table-cell">
      <style:table-cell-properties style:vertical-align="middle"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5.C6" style:family="table-cell" style:data-style-name="N0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au5.U6" style:family="table-cell" style:data-style-name="N100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B7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5.C7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5.U7" style:family="table-cell" style:data-style-name="N10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.U13" style:family="table-cell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U20" style:family="table-cell" style:data-style-name="N0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 style:master-page-name="">
      <style:paragraph-properties fo:margin-left="-0.37cm" fo:margin-right="-0.556cm" fo:text-align="justify" style:justify-single-word="false" fo:text-indent="0cm" style:auto-text-indent="false" style:page-number="auto"/>
      <style:text-properties style:font-name="Arial"/>
    </style:style>
    <style:style style:name="P3" style:family="paragraph" style:parent-style-name="Standard">
      <style:paragraph-properties fo:margin-left="-0.37cm" fo:margin-right="-0.556cm" fo:text-align="justify" style:justify-single-word="false" fo:text-indent="0cm" style:auto-text-indent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style:font-name="Arial"/>
    </style:style>
    <style:style style:name="T1" style:family="text">
      <style:text-properties style:text-underline-style="non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column table:style-name="Tableau5.L"/>
        <table:table-column table:style-name="Tableau5.K"/>
        <table:table-column table:style-name="Tableau5.N"/>
        <table:table-column table:style-name="Tableau5.F"/>
        <table:table-column table:style-name="Tableau5.L"/>
        <table:table-column table:style-name="Tableau5.E"/>
        <table:table-column table:style-name="Tableau5.G"/>
        <table:table-column table:style-name="Tableau5.K"/>
        <table:table-column table:style-name="Tableau5.T"/>
        <table:table-column table:style-name="Tableau5.U"/>
        <table:table-row table:style-name="Tableau5.1">
          <table:table-cell table:style-name="Tableau5.A1" table:number-rows-spanned="2" office:value-type="string">
            <text:p text:style-name="P4">Instr</text:p>
          </table:table-cell>
          <table:table-cell table:style-name="Tableau5.A1" table:number-rows-spanned="2" office:value-type="string">
            <text:p text:style-name="P5">Description</text:p>
          </table:table-cell>
          <table:table-cell table:style-name="Tableau5.A1" table:number-rows-spanned="2" office:value-type="string">
            <text:p text:style-name="P4">Op</text:p>
            <text:p text:style-name="P4">Code</text:p>
          </table:table-cell>
          <table:table-cell table:style-name="Tableau5.A1" table:number-rows-spanned="2" office:value-type="string">
            <text:p text:style-name="P4">Adr</text:p>
            <text:p text:style-name="P4">Suiv</text:p>
          </table:table-cell>
          <table:table-cell table:style-name="Tableau5.A1" table:number-rows-spanned="2" office:value-type="string">
            <text:p text:style-name="P4">JMPC</text:p>
          </table:table-cell>
          <table:table-cell table:style-name="Tableau5.A1" table:number-columns-spanned="2" office:value-type="string">
            <text:p text:style-name="P4">Mux B</text:p>
          </table:table-cell>
          <table:covered-table-cell/>
          <table:table-cell table:style-name="Tableau5.A1" table:number-columns-spanned="3" office:value-type="string">
            <text:p text:style-name="P4">ALU</text:p>
          </table:table-cell>
          <table:covered-table-cell/>
          <table:covered-table-cell/>
          <table:table-cell table:style-name="Tableau5.A1" table:number-columns-spanned="10" office:value-type="string">
            <text:p text:style-name="P4">Signaux de comman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U1" table:number-rows-spanned="2" office:value-type="string">
            <text:p text:style-name="P4">Code</text:p>
            <text:p text:style-name="P4">en Hex</text:p>
          </table:table-cell>
        </table:table-row>
        <table:table-row table:style-name="Tableau5.2">
          <table:covered-table-cell/>
          <table:covered-table-cell/>
          <table:covered-table-cell/>
          <table:covered-table-cell/>
          <table:covered-table-cell/>
          <table:table-cell table:style-name="Tableau5.F2" office:value-type="string">
            <text:p text:style-name="P6">MB1</text:p>
          </table:table-cell>
          <table:table-cell table:style-name="Tableau5.F2" office:value-type="string">
            <text:p text:style-name="P6">MB0</text:p>
          </table:table-cell>
          <table:table-cell table:style-name="Tableau5.F2" office:value-type="string">
            <text:p text:style-name="P6">F2</text:p>
          </table:table-cell>
          <table:table-cell table:style-name="Tableau5.F2" office:value-type="string">
            <text:p text:style-name="P6">F1</text:p>
          </table:table-cell>
          <table:table-cell table:style-name="Tableau5.F2" office:value-type="string">
            <text:p text:style-name="P6">F0</text:p>
          </table:table-cell>
          <table:table-cell table:style-name="Tableau5.F2" office:value-type="string">
            <text:p text:style-name="P6">IND</text:p>
          </table:table-cell>
          <table:table-cell table:style-name="Tableau5.F2" office:value-type="string">
            <text:p text:style-name="P6">OUTI</text:p>
          </table:table-cell>
          <table:table-cell table:style-name="Tableau5.F2" office:value-type="string">
            <text:p text:style-name="P6">HLT</text:p>
          </table:table-cell>
          <table:table-cell table:style-name="Tableau5.F2" office:value-type="string">
            <text:p text:style-name="P6">R@I</text:p>
          </table:table-cell>
          <table:table-cell table:style-name="Tableau5.F2" office:value-type="string">
            <text:p text:style-name="P6">RDI</text:p>
          </table:table-cell>
          <table:table-cell table:style-name="Tableau5.F2" office:value-type="string">
            <text:p text:style-name="P6">RDO</text:p>
          </table:table-cell>
          <table:table-cell table:style-name="Tableau5.F2" office:value-type="string">
            <text:p text:style-name="P6">DBO</text:p>
          </table:table-cell>
          <table:table-cell table:style-name="Tableau5.F2" office:value-type="string">
            <text:p text:style-name="P6">PCI</text:p>
          </table:table-cell>
          <table:table-cell table:style-name="Tableau5.F2" office:value-type="string">
            <text:p text:style-name="P6">RBI</text:p>
          </table:table-cell>
          <table:table-cell table:style-name="Tableau5.F2" office:value-type="string">
            <text:p text:style-name="P6">RAI</text:p>
          </table:table-cell>
          <table:covered-table-cell/>
        </table:table-row>
        <table:table-row>
          <table:table-cell table:style-name="Tableau5.A3" table:number-rows-spanned="3" office:value-type="string">
            <text:p text:style-name="P4">Fetch</text:p>
            <text:p text:style-name="P4">(main loop) </text:p>
          </table:table-cell>
          <table:table-cell table:style-name="Tableau5.A3" office:value-type="string">
            <text:p text:style-name="P7"><text:span text:style-name="T1">MAR</text:span>←PC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10040">
            <text:p text:style-name="P4">012440</text:p>
          </table:table-cell>
        </table:table-row>
        <table:table-row>
          <table:covered-table-cell/>
          <table:table-cell table:style-name="Tableau5.A3" office:value-type="string">
            <text:p text:style-name="P7">PC++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D3" office:value-type="float" office:value="2">
            <text:p text:style-name="P4">2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022804</text:p>
          </table:table-cell>
        </table:table-row>
        <table:table-row>
          <table:covered-table-cell/>
          <table:table-cell table:style-name="Tableau5.A3" office:value-type="string">
            <text:p text:style-name="P6"><text:span text:style-name="T3">MPC</text:span>←O<text:span text:style-name="T2">pcode</text:span></text:p>
          </table:table-cell>
          <table:table-cell table:style-name="Tableau5.C3" office:value-type="float" office:value="2">
            <text:p text:style-name="P4">2</text:p>
          </table:table-cell>
          <table:table-cell table:style-name="Tableau5.D5" office:value-type="string">
            <text:p text:style-name="P4">X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008010</text:p>
          </table:table-cell>
        </table:table-row>
        <table:table-row>
          <table:table-cell table:style-name="Tableau5.F2" office:value-type="string">
            <text:p text:style-name="P4">NOP</text:p>
          </table:table-cell>
          <table:table-cell table:style-name="Tableau5.F2" office:value-type="string">
            <text:p text:style-name="P7">MPC←0</text:p>
          </table:table-cell>
          <table:table-cell table:style-name="Tableau5.C6" office:value-type="float" office:value="3">
            <text:p text:style-name="P9">3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000000</text:p>
          </table:table-cell>
        </table:table-row>
        <table:table-row>
          <table:table-cell table:style-name="Tableau5.A3" office:value-type="string">
            <text:p text:style-name="P4">HALT</text:p>
          </table:table-cell>
          <table:table-cell table:style-name="Tableau5.B7" office:value-type="string">
            <text:p text:style-name="P8">MPC←0,HLT</text:p>
          </table:table-cell>
          <table:table-cell table:style-name="Tableau5.C7" office:value-type="float" office:value="4">
            <text:p text:style-name="P9">4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7" office:value-type="float" office:value="0">
            <text:p text:style-name="P4">0</text:p>
          </table:table-cell>
          <table:table-cell table:style-name="Tableau5.C7" office:value-type="float" office:value="0">
            <text:p text:style-name="P4">0</text:p>
          </table:table-cell>
          <table:table-cell table:style-name="Tableau5.C7" office:value-type="float" office:value="0">
            <text:p text:style-name="P4">0</text:p>
          </table:table-cell>
          <table:table-cell table:style-name="Tableau5.C7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7" office:value-type="float" office:value="1">
            <text:p text:style-name="P4">1</text:p>
          </table:table-cell>
          <table:table-cell table:style-name="Tableau5.C7" office:value-type="float" office:value="0">
            <text:p text:style-name="P4">0</text:p>
          </table:table-cell>
          <table:table-cell table:style-name="Tableau5.C7" office:value-type="float" office:value="0">
            <text:p text:style-name="P4">0</text:p>
          </table:table-cell>
          <table:table-cell table:style-name="Tableau5.C7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7" office:value-type="float" office:value="0">
            <text:p text:style-name="P4">000080</text:p>
          </table:table-cell>
        </table:table-row>
        <table:table-row>
          <table:table-cell table:style-name="Tableau5.F2" table:number-rows-spanned="2" office:value-type="string">
            <text:p text:style-name="P4">INPUT</text:p>
          </table:table-cell>
          <table:table-cell table:style-name="Tableau5.F2" office:value-type="string">
            <text:p text:style-name="P7">IND</text:p>
          </table:table-cell>
          <table:table-cell table:style-name="Tableau5.C6" office:value-type="float" office:value="5">
            <text:p text:style-name="P9">5</text:p>
          </table:table-cell>
          <table:table-cell table:style-name="Tableau5.D3" office:value-type="float" office:value="6">
            <text:p text:style-name="P4">6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060200</text:p>
          </table:table-cell>
        </table:table-row>
        <table:table-row>
          <table:covered-table-cell/>
          <table:table-cell table:style-name="Tableau5.F2" office:value-type="string">
            <text:p text:style-name="P7">MPC←0</text:p>
            <text:p text:style-name="P7"><text:span text:style-name="T1">A</text:span>←IR</text:p>
          </table:table-cell>
          <table:table-cell table:style-name="Tableau5.C6" office:value-type="float" office:value="6">
            <text:p text:style-name="P4">6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6" office:value-type="float" office:value="0">
            <text:p text:style-name="P4">004401</text:p>
          </table:table-cell>
        </table:table-row>
        <table:table-row>
          <table:table-cell table:style-name="Tableau5.A3" office:value-type="string">
            <text:p text:style-name="P4">OUTPUT</text:p>
          </table:table-cell>
          <table:table-cell table:style-name="Tableau5.A3" office:value-type="string">
            <text:p text:style-name="P7">OR←A</text:p>
          </table:table-cell>
          <table:table-cell table:style-name="Tableau5.C3" office:value-type="float" office:value="7">
            <text:p text:style-name="P9">7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000100</text:p>
          </table:table-cell>
        </table:table-row>
        <table:table-row>
          <table:table-cell table:style-name="Tableau5.F2" table:number-rows-spanned="4" office:value-type="string">
            <text:p text:style-name="P4">LOAD</text:p>
          </table:table-cell>
          <table:table-cell table:style-name="Tableau5.F2" office:value-type="string">
            <text:p text:style-name="P7"><text:span text:style-name="T1">MAR</text:span>←PC</text:p>
          </table:table-cell>
          <table:table-cell table:style-name="Tableau5.C6" office:value-type="float" office:value="8">
            <text:p text:style-name="P9">8</text:p>
          </table:table-cell>
          <table:table-cell table:style-name="Tableau5.D3" office:value-type="float" office:value="9">
            <text:p text:style-name="P4">9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092440</text:p>
          </table:table-cell>
        </table:table-row>
        <table:table-row>
          <table:covered-table-cell/>
          <table:table-cell table:style-name="Tableau5.F2" office:value-type="string">
            <text:p text:style-name="P7">PC++</text:p>
          </table:table-cell>
          <table:table-cell table:style-name="Tableau5.C6" office:value-type="float" office:value="9">
            <text:p text:style-name="P4">9</text:p>
          </table:table-cell>
          <table:table-cell table:style-name="Tableau5.D5" office:value-type="string">
            <text:p text:style-name="P4">A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0A2804</text:p>
          </table:table-cell>
        </table:table-row>
        <table:table-row>
          <table:covered-table-cell/>
          <table:table-cell table:style-name="Tableau5.F2" office:value-type="string">
            <text:p text:style-name="P7"><text:span text:style-name="T1">MAR</text:span>←mem</text:p>
          </table:table-cell>
          <table:table-cell table:style-name="Tableau5.F2" office:value-type="string">
            <text:p text:style-name="P4">A</text:p>
          </table:table-cell>
          <table:table-cell table:style-name="Tableau5.D5" office:value-type="string">
            <text:p text:style-name="P4">B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13" office:value-type="string">
            <text:p text:style-name="P4">0B6450</text:p>
          </table:table-cell>
        </table:table-row>
        <table:table-row>
          <table:covered-table-cell/>
          <table:table-cell table:style-name="Tableau5.F2" office:value-type="string">
            <text:p text:style-name="P7"><text:span text:style-name="T1">A</text:span>←mem</text:p>
            <text:p text:style-name="P7">MPC←0</text:p>
          </table:table-cell>
          <table:table-cell table:style-name="Tableau5.F2" office:value-type="string">
            <text:p text:style-name="P4">B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6" office:value-type="float" office:value="0">
            <text:p text:style-name="P4">006411</text:p>
          </table:table-cell>
        </table:table-row>
        <table:table-row>
          <table:table-cell table:style-name="Tableau5.A3" table:number-rows-spanned="3" office:value-type="string">
            <text:p text:style-name="P4">LDI</text:p>
          </table:table-cell>
          <table:table-cell table:style-name="Tableau5.A3" office:value-type="string">
            <text:p text:style-name="P7"><text:span text:style-name="T1">MAR</text:span>←PC</text:p>
          </table:table-cell>
          <table:table-cell table:style-name="Tableau5.A3" office:value-type="string">
            <text:p text:style-name="P9">C</text:p>
          </table:table-cell>
          <table:table-cell table:style-name="Tableau5.D5" office:value-type="string">
            <text:p text:style-name="P4">D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0d2440</text:p>
          </table:table-cell>
        </table:table-row>
        <table:table-row>
          <table:covered-table-cell/>
          <table:table-cell table:style-name="Tableau5.A3" office:value-type="string">
            <text:p text:style-name="P7">PC++</text:p>
          </table:table-cell>
          <table:table-cell table:style-name="Tableau5.A3" office:value-type="string">
            <text:p text:style-name="P4">D</text:p>
          </table:table-cell>
          <table:table-cell table:style-name="Tableau5.D5" office:value-type="string">
            <text:p text:style-name="P4">E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0e2804</text:p>
          </table:table-cell>
        </table:table-row>
        <table:table-row>
          <table:covered-table-cell/>
          <table:table-cell table:style-name="Tableau5.A3" office:value-type="string">
            <text:p text:style-name="P7"><text:span text:style-name="T1">A</text:span>←mem</text:p>
            <text:p text:style-name="P7">MPC←0</text:p>
          </table:table-cell>
          <table:table-cell table:style-name="Tableau5.A3" office:value-type="string">
            <text:p text:style-name="P4">E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3" office:value-type="float" office:value="0">
            <text:p text:style-name="P4">006411</text:p>
          </table:table-cell>
        </table:table-row>
        <table:table-row>
          <table:table-cell table:style-name="Tableau5.F2" table:number-rows-spanned="4" office:value-type="string">
            <text:p text:style-name="P4">STR</text:p>
          </table:table-cell>
          <table:table-cell table:style-name="Tableau5.F2" office:value-type="string">
            <text:p text:style-name="P7"><text:span text:style-name="T1">MAR</text:span>←PC</text:p>
          </table:table-cell>
          <table:table-cell table:style-name="Tableau5.F2" office:value-type="string">
            <text:p text:style-name="P9">F</text:p>
          </table:table-cell>
          <table:table-cell table:style-name="Tableau5.D3" office:value-type="float" office:value="10">
            <text:p text:style-name="P4">1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102440</text:p>
          </table:table-cell>
        </table:table-row>
        <table:table-row>
          <table:covered-table-cell/>
          <table:table-cell table:style-name="Tableau5.F2" office:value-type="string">
            <text:p text:style-name="P7">PC++</text:p>
          </table:table-cell>
          <table:table-cell table:style-name="Tableau5.C6" office:value-type="float" office:value="10">
            <text:p text:style-name="P4">10</text:p>
          </table:table-cell>
          <table:table-cell table:style-name="Tableau5.D3" office:value-type="float" office:value="11">
            <text:p text:style-name="P4">1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112804</text:p>
          </table:table-cell>
        </table:table-row>
        <table:table-row>
          <table:covered-table-cell/>
          <table:table-cell table:style-name="Tableau5.F2" office:value-type="string">
            <text:p text:style-name="P7"><text:span text:style-name="T1">MAR</text:span>←mem</text:p>
          </table:table-cell>
          <table:table-cell table:style-name="Tableau5.C6" office:value-type="float" office:value="11">
            <text:p text:style-name="P4">11</text:p>
          </table:table-cell>
          <table:table-cell table:style-name="Tableau5.D3" office:value-type="float" office:value="12">
            <text:p text:style-name="P4">12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20" office:value-type="float" office:value="126450">
            <text:p text:style-name="P4">126450</text:p>
          </table:table-cell>
        </table:table-row>
        <table:table-row>
          <table:covered-table-cell/>
          <table:table-cell table:style-name="Tableau5.F2" office:value-type="string">
            <text:p text:style-name="P7"><text:span text:style-name="T1">mem</text:span>←A</text:p>
            <text:p text:style-name="P7">MPC←0</text:p>
          </table:table-cell>
          <table:table-cell table:style-name="Tableau5.C6" office:value-type="float" office:value="12">
            <text:p text:style-name="P4">12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000028</text:p>
          </table:table-cell>
        </table:table-row>
        <table:table-row>
          <table:table-cell table:style-name="Tableau5.A3" office:value-type="string">
            <text:p text:style-name="P4">JMP</text:p>
          </table:table-cell>
          <table:table-cell table:style-name="Tableau5.A3" office:value-type="string">
            <text:p text:style-name="P7"><text:span text:style-name="T1">PC</text:span>←A</text:p>
          </table:table-cell>
          <table:table-cell table:style-name="Tableau5.C3" office:value-type="float" office:value="13">
            <text:p text:style-name="P9">13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000004</text:p>
          </table:table-cell>
        </table:table-row>
        <table:table-row>
          <table:table-cell table:style-name="Tableau5.F2" office:value-type="string">
            <text:p text:style-name="P4">MOVE B</text:p>
          </table:table-cell>
          <table:table-cell table:style-name="Tableau5.F2" office:value-type="string">
            <text:p text:style-name="P7"><text:span text:style-name="T1">A</text:span>←B</text:p>
          </table:table-cell>
          <table:table-cell table:style-name="Tableau5.C6" office:value-type="float" office:value="14">
            <text:p text:style-name="P9">14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6" office:value-type="float" office:value="0">
            <text:p text:style-name="P4">000401</text:p>
          </table:table-cell>
        </table:table-row>
        <table:table-row>
          <table:table-cell table:style-name="Tableau5.A3" office:value-type="string">
            <text:p text:style-name="P4">MOVE A</text:p>
          </table:table-cell>
          <table:table-cell table:style-name="Tableau5.A3" office:value-type="string">
            <text:p text:style-name="P7"><text:span text:style-name="T1">B</text:span>←A</text:p>
          </table:table-cell>
          <table:table-cell table:style-name="Tableau5.C3" office:value-type="float" office:value="15">
            <text:p text:style-name="P9">15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000002</text:p>
          </table:table-cell>
        </table:table-row>
        <table:table-row>
          <table:table-cell table:style-name="Tableau5.F2" office:value-type="string">
            <text:p text:style-name="P4">ADD</text:p>
          </table:table-cell>
          <table:table-cell table:style-name="Tableau5.F2" office:value-type="string">
            <text:p text:style-name="P7"><text:span text:style-name="T1">A</text:span>←A+B</text:p>
          </table:table-cell>
          <table:table-cell table:style-name="Tableau5.C6" office:value-type="float" office:value="16">
            <text:p text:style-name="P9">16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6" office:value-type="float" office:value="0">
            <text:p text:style-name="P4">000C01</text:p>
          </table:table-cell>
        </table:table-row>
        <table:table-row>
          <table:table-cell table:style-name="Tableau5.A3" office:value-type="string">
            <text:p text:style-name="P4">SUB</text:p>
          </table:table-cell>
          <table:table-cell table:style-name="Tableau5.A3" office:value-type="string">
            <text:p text:style-name="P7"><text:span text:style-name="T1">A</text:span>←A-B</text:p>
          </table:table-cell>
          <table:table-cell table:style-name="Tableau5.C3" office:value-type="float" office:value="17">
            <text:p text:style-name="P9">17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3" office:value-type="float" office:value="0">
            <text:p text:style-name="P4">001001</text:p>
          </table:table-cell>
        </table:table-row>
        <table:table-row>
          <table:table-cell table:style-name="Tableau5.F2" office:value-type="string">
            <text:p text:style-name="P4">AND</text:p>
          </table:table-cell>
          <table:table-cell table:style-name="Tableau5.F2" office:value-type="string">
            <text:p text:style-name="P7"><text:span text:style-name="T1">A</text:span>←A&amp;B</text:p>
          </table:table-cell>
          <table:table-cell table:style-name="Tableau5.C6" office:value-type="float" office:value="18">
            <text:p text:style-name="P9">18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6" office:value-type="float" office:value="0">
            <text:p text:style-name="P4">001801</text:p>
          </table:table-cell>
        </table:table-row>
        <table:table-row>
          <table:table-cell table:style-name="Tableau5.F2" office:value-type="string">
            <text:p text:style-name="P4">OR</text:p>
          </table:table-cell>
          <table:table-cell table:style-name="Tableau5.F2" office:value-type="string">
            <text:p text:style-name="P7"><text:span text:style-name="T1">A</text:span>←A|B</text:p>
          </table:table-cell>
          <table:table-cell table:style-name="Tableau5.C6" office:value-type="float" office:value="19">
            <text:p text:style-name="P9">19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6" office:value-type="float" office:value="0">
            <text:p text:style-name="P4">001C01</text:p>
          </table:table-cell>
        </table:table-row>
        <table:table-row>
          <table:table-cell table:style-name="Tableau5.F2" office:value-type="string">
            <text:p text:style-name="P4">NOT</text:p>
          </table:table-cell>
          <table:table-cell table:style-name="Tableau5.F2" office:value-type="string">
            <text:p text:style-name="P7"><text:span text:style-name="T1">A</text:span>←~A</text:p>
          </table:table-cell>
          <table:table-cell table:style-name="Tableau5.F2" office:value-type="string">
            <text:p text:style-name="P9">1A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U6" office:value-type="float" office:value="0">
            <text:p text:style-name="P4">001401</text:p>
          </table:table-cell>
        </table:table-row>
        <table:table-row>
          <table:table-cell table:style-name="Tableau5.A3" table:number-rows-spanned="4" office:value-type="string">
            <text:p text:style-name="P4">BEQ</text:p>
          </table:table-cell>
          <table:table-cell table:style-name="Tableau5.A3" office:value-type="string">
            <text:p text:style-name="P7"><text:span text:style-name="T1">MAR</text:span>←PC</text:p>
          </table:table-cell>
          <table:table-cell table:style-name="Tableau5.F2" office:value-type="string">
            <text:p text:style-name="P9">1B</text:p>
          </table:table-cell>
          <table:table-cell table:style-name="Tableau5.D5" office:value-type="string">
            <text:p text:style-name="P4">1C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1C2440</text:p>
          </table:table-cell>
        </table:table-row>
        <table:table-row>
          <table:covered-table-cell/>
          <table:table-cell table:style-name="Tableau5.A3" office:value-type="string">
            <text:p text:style-name="P7">PC++</text:p>
          </table:table-cell>
          <table:table-cell table:style-name="Tableau5.A3" office:value-type="string">
            <text:p text:style-name="P4">1C</text:p>
          </table:table-cell>
          <table:table-cell table:style-name="Tableau5.D5" office:value-type="string">
            <text:p text:style-name="P4">1D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1D2804</text:p>
          </table:table-cell>
        </table:table-row>
        <table:table-row>
          <table:covered-table-cell/>
          <table:table-cell table:style-name="Tableau5.A3" office:value-type="string">
            <text:p text:style-name="P7">A-B</text:p>
          </table:table-cell>
          <table:table-cell table:style-name="Tableau5.A3" office:value-type="string">
            <text:p text:style-name="P4">1D</text:p>
          </table:table-cell>
          <table:table-cell table:style-name="Tableau5.D5" office:value-type="string">
            <text:p text:style-name="P4">1E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INF">
            <text:p text:style-name="P4">1E1000</text:p>
          </table:table-cell>
        </table:table-row>
        <table:table-row>
          <table:covered-table-cell/>
          <table:table-cell table:style-name="Tableau5.A3" office:value-type="string">
            <text:p text:style-name="P8"><text:span text:style-name="T1">PC</text:span>←mem</text:p>
            <text:p text:style-name="P7">MPC←0</text:p>
          </table:table-cell>
          <table:table-cell table:style-name="Tableau5.A3" office:value-type="string">
            <text:p text:style-name="P4">1E</text:p>
          </table:table-cell>
          <table:table-cell table:style-name="Tableau5.D3" office:value-type="float" office:value="40">
            <text:p text:style-name="P4">4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0">
            <text:p text:style-name="P4">0</text:p>
          </table:table-cell>
          <table:table-cell table:style-name="Tableau5.C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3" office:value-type="float" office:value="0">
            <text:p text:style-name="P4">406410</text:p>
          </table:table-cell>
        </table:table-row>
        <text:soft-page-break/>
        <table:table-row>
          <table:table-cell table:style-name="Tableau5.F2" table:number-rows-spanned="4" office:value-type="string">
            <text:p text:style-name="P4">BLT</text:p>
          </table:table-cell>
          <table:table-cell table:style-name="Tableau5.F2" office:value-type="string">
            <text:p text:style-name="P7"><text:span text:style-name="T1">MAR</text:span>←PC</text:p>
          </table:table-cell>
          <table:table-cell table:style-name="Tableau5.F2" office:value-type="string">
            <text:p text:style-name="P9">1F</text:p>
          </table:table-cell>
          <table:table-cell table:style-name="Tableau5.D3" office:value-type="float" office:value="20">
            <text:p text:style-name="P4">2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202440</text:p>
          </table:table-cell>
        </table:table-row>
        <table:table-row>
          <table:covered-table-cell/>
          <table:table-cell table:style-name="Tableau5.F2" office:value-type="string">
            <text:p text:style-name="P7">PC++</text:p>
          </table:table-cell>
          <table:table-cell table:style-name="Tableau5.C6" office:value-type="float" office:value="20">
            <text:p text:style-name="P4">20</text:p>
          </table:table-cell>
          <table:table-cell table:style-name="Tableau5.D3" office:value-type="float" office:value="21">
            <text:p text:style-name="P4">2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212804</text:p>
          </table:table-cell>
        </table:table-row>
        <table:table-row>
          <table:covered-table-cell/>
          <table:table-cell table:style-name="Tableau5.F2" office:value-type="string">
            <text:p text:style-name="P7">A-B</text:p>
          </table:table-cell>
          <table:table-cell table:style-name="Tableau5.C6" office:value-type="float" office:value="21">
            <text:p text:style-name="P4">21</text:p>
          </table:table-cell>
          <table:table-cell table:style-name="Tableau5.D3" office:value-type="float" office:value="22">
            <text:p text:style-name="P4">22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INF">
            <text:p text:style-name="P4">221000</text:p>
          </table:table-cell>
        </table:table-row>
        <table:table-row>
          <table:covered-table-cell/>
          <table:table-cell table:style-name="Tableau5.F2" office:value-type="string">
            <text:p text:style-name="P8"><text:span text:style-name="T1">PC</text:span>←mem</text:p>
            <text:p text:style-name="P7">MPC←0</text:p>
          </table:table-cell>
          <table:table-cell table:style-name="Tableau5.C6" office:value-type="float" office:value="22">
            <text:p text:style-name="P4">22</text:p>
          </table:table-cell>
          <table:table-cell table:style-name="Tableau5.D3" office:value-type="float" office:value="80">
            <text:p text:style-name="P4">8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0">
            <text:p text:style-name="P4">0</text:p>
          </table:table-cell>
          <table:table-cell table:style-name="Tableau5.C6" office:value-type="float" office:value="1">
            <text:p text:style-name="P4">1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D3" office:value-type="float" office:value="0">
            <text:p text:style-name="P4">0</text:p>
          </table:table-cell>
          <table:table-cell table:style-name="Tableau5.U6" office:value-type="float" office:value="0">
            <text:p text:style-name="P4">806410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9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30T17:42:32.87</meta:creation-date>
    <dc:date>2019-01-03T16:34:40.58</dc:date>
    <meta:editing-duration>P1DT12H22M11S</meta:editing-duration>
    <meta:editing-cycles>26</meta:editing-cycles>
    <meta:generator>OpenOffice/4.1.5$Win32 OpenOffice.org_project/415m1$Build-9789</meta:generator>
    <meta:document-statistic meta:table-count="1" meta:image-count="0" meta:object-count="0" meta:page-count="2" meta:paragraph-count="752" meta:word-count="759" meta:character-count="1269"/>
  </office:meta>
</office:document-meta>
</file>